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Feuille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mps réel</text:p>
          </table:table-cell>
          <table:table-cell table:style-name="ce2"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'utilisateur écrit du code dans un éditeur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L'utilisateur écrit du code dans un éditeur intégré</text:p>
          </table:table-cell>
          <table:table-cell table:style-name="ce2" office:value-type="string" calcext:value-type="string">
            <text:p>20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9h</text:p>
          </table:table-cell>
          <table:table-cell table:style-name="ce2" table:number-columns-repeated="24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'utilisateur importe du code dans le logiciel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Importer du code Stibbons depuis un fichier, vérifier que le code obtenu est bien identique à celui du fichier.</text:p>
          </table:table-cell>
          <table:table-cell table:style-name="ce2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'utilisateur visualise les rapports d'erreurs du cod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Exécuter pd 50 et constater une erreur.</text:p>
          </table:table-cell>
          <table:table-cell table:style-name="ce2" office:value-type="string" calcext:value-type="string">
            <text:p>8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8h</text:p>
          </table:table-cell>
          <table:table-cell table:style-name="ce2" table:number-columns-repeated="24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'utilisateur visualise l'évolution du modèle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2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70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'utilisateur modifie la vitesse (pause, pas à pas, parallèle)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Faire varier la vitesse et observer le changement dans l'execution des tortues.</text:p>
          </table:table-cell>
          <table:table-cell table:style-name="ce2" office:value-type="string" calcext:value-type="string">
            <text:p>12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4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 « dieu-tortue » interprète le code de l'utilisateur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2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32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'utilisateur crée une nouvelle tortue (avec un code)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Lancer l'interprétation pour : create-turtle {} et observer une nouvelle tortue apparaître dans l'interface graphique.</text:p>
          </table:table-cell>
          <table:table-cell table:style-name="ce2" office:value-type="string" calcext:value-type="string">
            <text:p>7,5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4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es tortues s'exécutent en parallèl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table:style-name="ce2" office:value-type="string" calcext:value-type="string">
            <text:p>42,5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40h</text:p>
          </table:table-cell>
          <table:table-cell table:style-name="ce2" table:number-columns-repeated="248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es tortues communiquent directement entre el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Ecrire send(t,''Je suis là'') avec t une tortue qui a pour code : m = recv() if (m == ''Je suis là'') fd 50 et observer la tortue avancer</text:p>
          </table:table-cell>
          <table:table-cell table:style-name="ce2" office:value-type="string" calcext:value-type="string">
            <text:p>30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6h</text:p>
          </table:table-cell>
          <table:table-cell table:style-name="ce2" table:number-columns-repeated="248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ne tortue se déplace dans l'environnement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2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24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es tortues communiquent avec les zones de l'environnemen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Ecrire if(zone.color == red) { color = blue } sur une zone de couleur rouge et observer la tortue changer de couleur.</text:p>
          </table:table-cell>
          <table:table-cell table:style-name="ce2" office:value-type="string" calcext:value-type="string">
            <text:p>30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2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'utilisateur exporte le code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L'utilisateur sauvegarde son code dans un fichier externe</text:p>
          </table:table-cell>
          <table:table-cell table:style-name="ce2" office:value-type="string" calcext:value-type="string">
            <text:p>1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'utilisateur exporte le modèle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uvegarder le modèle et observer les données en sortie (JSON )</text:p>
          </table:table-cell>
          <table:table-cell table:style-name="ce2" office:value-type="string" calcext:value-type="string">
            <text:p>30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22h</text:p>
          </table:table-cell>
          <table:table-cell table:style-name="ce2" table:number-columns-repeated="24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'utilisateur ajoute une entrée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'utilisateur remet à zéro l'environnement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Remettre à zéro après une exécution et observer que le monde est vierge.</text:p>
          </table:table-cell>
          <table:table-cell table:style-name="ce2" office:value-type="string" calcext:value-type="string">
            <text:p>20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23h</text:p>
          </table:table-cell>
          <table:table-cell table:style-name="ce2" table:number-columns-repeated="248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'utilisateur utilise des variables dans le code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string" calcext:value-type="string">
            <text:p>Ecrire a = 90 fd a et observer la tortue qui avance.</text:p>
          </table:table-cell>
          <table:table-cell table:style-name="ce2" office:value-type="string" calcext:value-type="string">
            <text:p>12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3h</text:p>
          </table:table-cell>
          <table:table-cell table:style-name="ce2" table:number-columns-repeated="248"/>
        </table:table-row>
        <table:table-row table:style-name="ro7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'utilisateur définit des fonctions personnalisées dans le code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string" calcext:value-type="string">
            <text:p>Ecrire function f () { fd 90 } f () et observer la tortue qui avance.</text:p>
          </table:table-cell>
          <table:table-cell table:style-name="ce2" office:value-type="string" calcext:value-type="string">
            <text:p>23,5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1h</text:p>
          </table:table-cell>
          <table:table-cell table:style-name="ce2" table:number-columns-repeated="248"/>
        </table:table-row>
        <table:table-row table:style-name="ro7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es tortues communiquent via l'environnement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Ecrire broadcast(20,''Je suis là'') et dans une autre tortue dans le rayon avec le code m = recv() if (m == ''Je suis là'') fd 50 et observer la tortue avancer.</text:p>
          </table:table-cell>
          <table:table-cell table:style-name="ce2" office:value-type="string" calcext:value-type="string">
            <text:p>10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2h</text:p>
          </table:table-cell>
          <table:table-cell table:style-name="ce2" table:number-columns-repeated="248"/>
        </table:table-row>
        <table:table-row table:style-name="ro7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'utilisateur utilise des conditionnelles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table:style-name="ce2" office:value-type="string" calcext:value-type="string">
            <text:p>3,5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3,5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'utilisateur utilise des boucles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Ecrire pd repeat 4 { fd 40 rt 90 } et observer que la tortue dessine un carré.</text:p>
          </table:table-cell>
          <table:table-cell table:style-name="ce2" office:value-type="string" calcext:value-type="string">
            <text:p>7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3,5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'utilisateur définit des fonctions avec paramètres</text:p>
          </table:table-cell>
          <table:table-cell table:style-name="ce2" office:value-type="float" office:value="1225" calcext:value-type="float">
            <text:p>1225</text:p>
          </table:table-cell>
          <table:table-cell table:style-name="ce2" office:value-type="string" calcext:value-type="string">
            <text:p>Ecrire function f(a) { fd a } f(90) et observer la tortue avancer.</text:p>
          </table:table-cell>
          <table:table-cell table:style-name="ce2" office:value-type="string" calcext:value-type="string">
            <text:p>10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6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'utilisateur instancie des agents avec paramètres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Ecrire agent wolf (a) { fd a } new wolf (50) et observer la nouvelle tortue avancer.</text:p>
          </table:table-cell>
          <table:table-cell table:style-name="ce2" office:value-type="string" calcext:value-type="string">
            <text:p>10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6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'utilisateur modifie la couleur d'un agent (tortue ou zone)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Ecrire new agent { color = red } et observer la nouvelle tortue rouge.</text:p>
          </table:table-cell>
          <table:table-cell table:style-name="ce2" office:value-type="string" calcext:value-type="string">
            <text:p>3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2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 tortue accède aux données de son parent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aper parent.color= blue et observer le parent devenir bleu</text:p>
          </table:table-cell>
          <table:table-cell table:style-name="ce2" office:value-type="string" calcext:value-type="string">
            <text:p>1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'utilisateur peut stocker des valeurs dans une table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On stocke le retour dans t= {1,2}</text:p>
          </table:table-cell>
          <table:table-cell table:style-name="ce2" office:value-type="string" calcext:value-type="string">
            <text:p>10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9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'utilisateur parcours un tableau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Faire foreach(f : {1,2}) println(f) </text:p>
          </table:table-cell>
          <table:table-cell table:style-name="ce2" office:value-type="string" calcext:value-type="string">
            <text:p>4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4h</text:p>
          </table:table-cell>
          <table:table-cell table:style-name="ce2" table:number-columns-repeated="248"/>
        </table:table-row>
        <table:table-row table:style-name="ro8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'utilisateur lance l'application sans interface graphique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Lancer l'application et regarder les fichiers d'exportations</text:p>
          </table:table-cell>
          <table:table-cell table:style-name="ce2" office:value-type="string" calcext:value-type="string">
            <text:p>16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ni</text:p>
          </table:table-cell>
          <table:table-cell table:style-name="ce2" office:value-type="string" calcext:value-type="string">
            <text:p>15h</text:p>
          </table:table-cell>
          <table:table-cell table:style-name="ce2" table:number-columns-repeated="248"/>
        </table:table-row>
        <table:table-row table:style-name="ro8" table:number-rows-repeated="5">
          <table:table-cell table:number-columns-repeated="256"/>
        </table:table-row>
        <table:table-row table:style-name="ro9" table:number-rows-repeated="6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9" table:number-rows-repeated="87">
          <table:table-cell table:number-columns-repeated="256"/>
        </table:table-row>
        <table:table-row table:style-name="ro9">
          <table:table-cell table:number-columns-repeated="256"/>
        </table:table-row>
        <table:named-expressions>
          <table:named-expression table:name="Print_Area" table:base-cell-address="$Feuille1.$A$1" table:expression="#REF!"/>
          <table:named-expression table:name="Sheet_Title" table:base-cell-address="$Feuille1.$A$1" table:expression="&quot;Feuille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905cm" fo:margin-right="1.905cm" style:print-page-order="ttb" style:writing-mode="lr-tb" gnm:style-print="" style:print="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simon </dc:creator>
    <dc:date>2015-05-21T15:00:29.343348832</dc:date>
    <meta:editing-cycles>10</meta:editing-cycles>
    <meta:editing-duration>PT31M28S</meta:editing-duration>
    <meta:generator>LibreOffice/4.2.8.2$Linux_X86_64 LibreOffice_project/420m0$Build-2</meta:generator>
    <meta:document-statistic meta:table-count="1" meta:cell-count="219" meta:object-count="0"/>
  </office:meta>
</office:document-meta>
</file>